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3465a4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DejaVu Sans1" style:font-size-asian="14pt" style:font-style-asian="italic" style:font-weight-asian="normal" style:font-name-complex="DejaVu Sans1" style:font-size-complex="14pt" style:font-style-complex="italic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1" draw:layer="layout" svg:width="2.19cm" svg:height="2.629cm" svg:x="12.065cm" svg:y="7.3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.19cm" svg:height="2.629cm" svg:x="12.43cm" svg:y="7.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.19cm" svg:height="2.629cm" svg:x="12.795cm" svg:y="7.959cm">
          <text:p text:style-name="P2"><text:span text:style-name="T1">Scenario</text:span></text:p>
          <text:p text:style-name="P2"><text:span text:style-name="T1">Server</text:span></text:p>
          <text:p text:style-name="P2"><text:span text:style-name="T1">Report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1" draw:layer="layout" svg:width="2.139cm" svg:height="2.541cm" svg:x="6.9cm" svg:y="7.3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1" draw:layer="layout" svg:width="2.139cm" svg:height="2.542cm" svg:x="7.257cm" svg:y="7.6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.139cm" svg:height="2.542cm" svg:x="7.613cm" svg:y="7.904cm">
          <text:p text:style-name="P2"><text:span text:style-name="T1">Scenario</text:span></text:p>
          <text:p text:style-name="P2"><text:span text:style-name="T1">Server</text:span></text:p>
          <text:p text:style-name="P2"><text:span text:style-name="T1">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4" draw:layer="layout" svg:width="4.413cm" svg:height="1.132cm" svg:x="6.096cm" svg:y="10.51cm">
          <text:p text:style-name="P2"><text:span text:style-name="T2">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4" draw:layer="layout" svg:width="1.945cm" svg:height="0.961cm" svg:x="12.024cm" svg:y="10.662cm">
          <text:p text:style-name="P2"><text:span text:style-name="T2">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1" draw:layer="layout" svg:width="2.57cm" svg:height="2.976cm" svg:x="11.303cm" svg:y="1.1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1" draw:layer="layout" svg:width="2.57cm" svg:height="2.976cm" svg:x="11.732cm" svg:y="1.49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2.571cm" svg:height="2.976cm" svg:x="12.16cm" svg:y="1.843cm">
          <text:p text:style-name="P2"><text:span text:style-name="T1">Scenario</text:span></text:p>
          <text:p text:style-name="P2"><text:span text:style-name="T1">Networks</text:span></text:p>
          <text:p text:style-name="P2"><text:span text:style-name="T1">Units</text:span></text:p>
          <text:p text:style-name="P2"><text:span text:style-name="T1">Cl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" draw:text-style-name="P4" draw:layer="layout" svg:width="2.685cm" svg:height="0.961cm" svg:x="12.192cm" svg:y="4.82cm">
          <text:p text:style-name="P2"><text:span text:style-name="T2">Serv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1" draw:layer="layout" svg:width="2.61cm" svg:height="3.392cm" svg:x="16.712cm" svg:y="7.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1" draw:layer="layout" svg:width="2.608cm" svg:height="3.392cm" svg:x="17.148cm" svg:y="8.15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3" draw:layer="layout" svg:width="2.61cm" svg:height="3.392cm" svg:x="17.582cm" svg:y="8.558cm">
          <text:p text:style-name="P2"><text:span text:style-name="T1">Server</text:span></text:p>
          <text:p text:style-name="P2"><text:span text:style-name="T1">Scenario</text:span></text:p>
          <text:p text:style-name="P2"><text:span text:style-name="T1">Networks</text:span></text:p>
          <text:p text:style-name="P2"><text:span text:style-name="T1">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4" draw:layer="layout" svg:width="2.436cm" svg:height="0.961cm" svg:x="17.43cm" svg:y="12.059cm">
          <text:p text:style-name="P2"><text:span text:style-name="T2">Cl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" draw:text-style-name="P1" draw:layer="layout" svg:width="2.19cm" svg:height="2.775cm" svg:x="21.082cm" svg:y="14.9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" draw:text-style-name="P1" draw:layer="layout" svg:width="2.19cm" svg:height="2.776cm" svg:x="21.447cm" svg:y="15.3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3" draw:layer="layout" svg:width="2.19cm" svg:height="2.775cm" svg:x="21.812cm" svg:y="15.639cm">
          <text:p text:style-name="P2"><text:span text:style-name="T1">Scenario</text:span></text:p>
          <text:p text:style-name="P2"><text:span text:style-name="T1">Server</text:span></text:p>
          <text:p text:style-name="P2"><text:span text:style-name="T1">Client</text:span></text:p>
          <text:p text:style-name="P2"><text:span text:style-name="T1">Report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" draw:text-style-name="P1" draw:layer="layout" svg:width="2.245cm" svg:height="2.456cm" svg:x="12.5cm" svg:y="15.1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" draw:text-style-name="P1" draw:layer="layout" svg:width="2.245cm" svg:height="2.457cm" svg:x="12.874cm" svg:y="15.4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3" draw:layer="layout" svg:width="2.245cm" svg:height="2.456cm" svg:x="13.248cm" svg:y="15.691cm">
          <text:p text:style-name="P2"><text:span text:style-name="T1">Scenario</text:span></text:p>
          <text:p text:style-name="P2"><text:span text:style-name="T1">Server</text:span></text:p>
          <text:p text:style-name="P2"><text:span text:style-name="T1">Client</text:span></text:p>
          <text:p text:style-name="P2"><text:span text:style-name="T1">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" draw:text-style-name="P4" draw:layer="layout" svg:width="3.778cm" svg:height="1.094cm" svg:x="11.811cm" svg:y="18.209cm">
          <text:p text:style-name="P2"><text:span text:style-name="T2">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3" draw:text-style-name="P4" draw:layer="layout" svg:width="1.945cm" svg:height="0.961cm" svg:x="21.113cm" svg:y="18.415cm">
          <text:p text:style-name="P2"><text:span text:style-name="T2">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25" draw:style-name="gr4" draw:text-style-name="P5" draw:layer="layout" svg:width="4.651cm" svg:height="2.092cm" svg:x="13.995cm" svg:y="13.0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26" draw:style-name="gr4" draw:text-style-name="P5" draw:layer="layout" svg:width="3.894cm" svg:height="1.965cm" svg:x="18.648cm" svg:y="13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ne 27" draw:style-name="gr4" draw:text-style-name="P5" draw:layer="layout" svg:width="4.917cm" svg:height="1.978cm" svg:x="13.535cm" svg:y="5.7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ne 28" draw:style-name="gr4" draw:text-style-name="P5" draw:layer="layout" svg:width="0.01cm" svg:height="1.559cm" svg:x="13.525cm" svg:y="5.7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Line 29" draw:style-name="gr4" draw:text-style-name="P5" draw:layer="layout" svg:width="5.209cm" svg:height="1.524cm" svg:x="8.324cm" svg:y="5.78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Mpr2" draw:text-style-name="MP6" draw:layer="backgroundobjects" svg:width="25.198cm" svg:height="12.178cm" svg:x="1.4cm" svg:y="4.914cm" presentation:class="subtitle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7T16:01:48</meta:creation-date>
    <dc:language>en-US</dc:language>
    <dc:date>2015-06-27T16:28:37</dc:date>
    <meta:editing-cycles>2</meta:editing-cycles>
    <meta:editing-duration>PT5M37S</meta:editing-duration>
    <meta:generator>LibreOffice/4.4.2.2$Linux_X86_64 LibreOffice_project/40m0$Build-2</meta:generator>
    <meta:document-statistic meta:object-count="49"/>
  </office:meta>
</office:document-meta>
</file>